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eorgia" svg:font-family="Georgia" style:font-adornments="Bold" style:font-family-generic="roman" style:font-pitch="variable"/>
    <style:font-face style:name="Georgia1" svg:font-family="Georgia" style:font-adornments="Bold Italic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adornments="Bold" style:font-pitch="variable"/>
    <style:font-face style:name="Roboto1" svg:font-family="Roboto" style:font-adornments="Bold Italic" style:font-pitch="variable"/>
    <style:font-face style:name="Roboto2" svg:font-family="Roboto" style:font-adornments="Regular" style:font-pitch="variable"/>
  </office:font-face-decls>
  <office:automatic-styles>
    <style:style style:name="P1" style:family="paragraph" style:parent-style-name="Heading_20_1" style:master-page-name="First_20_Page">
      <style:paragraph-properties style:page-number="1"/>
      <style:text-properties officeooo:rsid="0016d242" officeooo:paragraph-rsid="0016d242"/>
    </style:style>
    <style:style style:name="P2" style:family="paragraph" style:parent-style-name="Heading_20_1">
      <style:text-properties officeooo:rsid="0016d242" officeooo:paragraph-rsid="0016d242"/>
    </style:style>
    <style:style style:name="P3" style:family="paragraph" style:parent-style-name="Text_20_body">
      <style:paragraph-properties fo:text-align="center" style:justify-single-word="false"/>
      <style:text-properties officeooo:rsid="0016d242" officeooo:paragraph-rsid="0016d242"/>
    </style:style>
    <style:style style:name="P4" style:family="paragraph" style:parent-style-name="Text_20_body">
      <style:paragraph-properties fo:margin-top="0in" fo:margin-bottom="0in" style:contextual-spacing="false" fo:line-height="115%" fo:text-align="center" style:justify-single-word="false"/>
      <style:text-properties officeooo:rsid="0016d242" officeooo:paragraph-rsid="0016d242"/>
    </style:style>
    <style:style style:name="P5" style:family="paragraph" style:parent-style-name="Text_20_body">
      <style:paragraph-properties fo:line-height="115%" fo:text-align="center" style:justify-single-word="false"/>
      <style:text-properties officeooo:rsid="0016d242" officeooo:paragraph-rsid="0016d242"/>
    </style:style>
    <style:style style:name="P6" style:family="paragraph" style:parent-style-name="Heading_20_2" style:master-page-name="Standard">
      <style:paragraph-properties style:page-number="1" fo:break-before="page"/>
      <style:text-properties officeooo:rsid="00196113" officeooo:paragraph-rsid="00196113"/>
    </style:style>
    <style:style style:name="P7" style:family="paragraph" style:parent-style-name="Heading_20_3">
      <style:text-properties officeooo:rsid="00196113" officeooo:paragraph-rsid="00196113"/>
    </style:style>
    <style:style style:name="P8" style:family="paragraph" style:parent-style-name="Text_20_body">
      <style:text-properties officeooo:paragraph-rsid="00196113"/>
    </style:style>
    <style:style style:name="P9" style:family="paragraph" style:parent-style-name="Text_20_body">
      <style:paragraph-properties fo:break-before="page"/>
      <style:text-properties officeooo:paragraph-rsid="00196113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 text:is-list-header="true">CE444: Geotechnical Design</text:h>
      <text:h text:style-name="P2" text:outline-level="1">Homework Assignment <text:span text:style-name="T1">#</text:span><text:span text:style-name="T2">3</text:span></text:h>
      <text:p text:style-name="P3"/>
      <text:p text:style-name="P3">February 6<text:span text:style-name="T1">th</text:span><text:span text:style-name="T2">, 2026</text:span></text:p>
      <text:p text:style-name="P3"/>
      <text:p text:style-name="P4">To: Dr. Arash Khosravifar</text:p>
      <text:p text:style-name="P5">From: Brandon Auyeung</text:p>
      <text:h text:style-name="P6" text:outline-level="2">Problem 1.</text:h>
      <text:h text:style-name="Heading_20_3" text:outline-level="3">Given:</text:h>
      <text:h text:style-name="P7" text:outline-level="3">Find:</text:h>
      <text:h text:style-name="P7" text:outline-level="3">Solution:</text:h>
      <text:h text:style-name="P7" text:outline-level="3">Results:</text:h>
      <text:p text:style-name="P8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eorgia" svg:font-family="Georgia" style:font-adornments="Bold" style:font-family-generic="roman" style:font-pitch="variable"/>
    <style:font-face style:name="Georgia1" svg:font-family="Georgia" style:font-adornments="Bold Italic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adornments="Bold" style:font-pitch="variable"/>
    <style:font-face style:name="Roboto1" svg:font-family="Roboto" style:font-adornments="Bold Italic" style:font-pitch="variable"/>
    <style:font-face style:name="Roboto2" svg:font-family="Roboto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Roboto2" fo:font-family="Roboto" style:font-style-name="Regular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center" style:justify-single-word="false"/>
      <style:text-properties style:font-name="Georgia" fo:font-family="Georgia" style:font-style-name="Bold" style:font-family-generic="roman" style:font-pitch="variable" fo:font-size="22pt" fo:font-style="italic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139in" fo:margin-bottom="0.0835in" style:contextual-spacing="false" style:page-number="auto"/>
      <style:text-properties fo:color="#67001f" loext:opacity="100%" style:font-name="Georgia1" fo:font-family="Georgia" style:font-style-name="Bold Italic" style:font-family-generic="roman" style:font-pitch="variable" fo:font-size="16pt" fo:font-style="italic" style:text-underline-style="wave" style:text-underline-type="double" style:text-underline-width="auto" style:text-underline-color="font-color" fo:font-weight="bold" style:font-size-asian="16pt" style:font-weight-asian="bold" style:font-size-complex="16pt" style:font-weight-complex="bold">
        <loext:char-complex-color loext:theme-type="dark2" loext:color-type="theme"/>
      </style:text-properties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variant="small-caps" fo:color="#ce1256" loext:opacity="100%" style:font-name="Roboto" fo:font-family="Roboto" style:font-style-name="Bold" style:font-pitch="variable" fo:font-size="14pt" style:text-underline-style="wave" style:text-underline-width="auto" style:text-underline-color="font-color" fo:font-weight="bold" style:font-size-asian="14pt" style:font-weight-asian="bold" style:font-size-complex="14pt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variant="small-caps" fo:color="#e7298a" loext:opacity="100%" style:font-name="Roboto1" fo:font-family="Roboto" style:font-style-name="Bold Italic" style:font-pitch="variable" fo:font-size="13pt" fo:font-style="italic" style:text-underline-style="solid" style:text-underline-width="auto" style:text-underline-color="font-color" fo:font-weight="normal" style:font-size-asian="13pt" style:font-style-asian="italic" style:font-weight-asian="bold" style:font-size-complex="13pt" style:font-style-complex="italic" style:font-weight-complex="bold">
        <loext:char-complex-color loext:theme-type="accent2" loext:color-type="theme"/>
      </style:text-properties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color="#df65b0" loext:opacity="100%" style:font-name="Roboto" fo:font-family="Roboto" style:font-style-name="Bold" style:font-pitch="variable" fo:font-size="12pt" fo:font-weight="normal" style:font-size-asian="12pt" style:font-weight-asian="bold" style:font-size-complex="12pt" style:font-weight-complex="bold">
        <loext:char-complex-color loext:theme-type="accent3" loext:color-type="theme"/>
      </style:text-properties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top="0.1665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top="0in" fo:margin-bottom="0.1665in" style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top="0.1665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top="0in" fo:margin-bottom="0.1665in" style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top="0.1665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top="0in" fo:margin-bottom="0.1665in" style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top="0in" fo:margin-bottom="0.0835in" style:contextual-spacing="false" fo:text-indent="0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top="0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top="0in" fo:margin-bottom="0.1665in" style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top="0in" fo:margin-bottom="0.0835in" style:contextual-spacing="false" fo:text-indent="0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top="0in" fo:margin-bottom="0.1665in" style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top="0in" fo:margin-bottom="0.166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top="0.1665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top="0.1665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top="0in" fo:margin-bottom="0.1665in" style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top="0in" fo:margin-bottom="0.0835in" style:contextual-spacing="false" fo:text-indent="0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top="0.1665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top="0in" fo:margin-bottom="0.0835in" style:contextual-spacing="false" fo:text-indent="-0.25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top="0in" fo:margin-bottom="0.166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top="0in" fo:margin-bottom="0.0835in" style:contextual-spacing="false" fo:text-indent="0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top="0.1665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top="0in" fo:margin-bottom="0.1665in" style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text-indent="0in" style:auto-text-indent="false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Comment" style:family="paragraph" style:parent-style-name="Standard" style:class="extra">
      <style:paragraph-properties fo:margin-left="0.0394in" fo:margin-right="0.0394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draw:fill="none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 draw:fill="none"/>
    </style:style>
    <style:style style:name="Inline_20_Heading" style:display-name="Inline Heading" style:family="graphic">
      <style:graphic-properties fo:min-width="0in" fo:min-height="0in"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PuRd-RdYlGn">
        <loext:color loext:name="dark1" loext:color="#000000"/>
        <loext:color loext:name="light1" loext:color="#ffffff"/>
        <loext:color loext:name="dark2" loext:color="#67001f"/>
        <loext:color loext:name="light2" loext:color="#f7f4f9"/>
        <loext:color loext:name="accent1" loext:color="#ce1256"/>
        <loext:color loext:name="accent2" loext:color="#e7298a"/>
        <loext:color loext:name="accent3" loext:color="#df65b0"/>
        <loext:color loext:name="accent4" loext:color="#c994c7"/>
        <loext:color loext:name="accent5" loext:color="#d4b9da"/>
        <loext:color loext:name="accent6" loext:color="#e7e1ef"/>
        <loext:color loext:name="hyperlink" loext:color="#d73027"/>
        <loext:color loext:name="followed-hyperlink" loext:color="#1a9850"/>
      </loext:theme-colors>
    </loext:theme>
  </office:styles>
  <office:automatic-styles>
    <style:style style:name="MP1" style:family="paragraph" style:parent-style-name="Header">
      <style:text-properties officeooo:rsid="00196113" officeooo:paragraph-rsid="00196113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text-position="super 58%"/>
    </style:style>
    <style:style style:name="MT2" style:family="text">
      <style:text-properties style:text-position="0% 10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E444<text:tab/>Homework Assignment <text:span text:style-name="MT1">#</text:span><text:span text:style-name="MT2">3<text:tab/>Auyeung, Brandon</text:span></text:p>
      </style:header>
      <style:footer>
        <text:p text:style-name="MP2"><text:bookmark text:name="PageNumWizard_FOOTER_Default Page Style1"/></text:p>
      </style:footer>
      <style:footer-left>
        <text:p text:style-name="MP2"><text:bookmark text:name="PageNumWizard_FOOTER_Default Page Style2"/></text:p>
      </style:foot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1T20:54:28.416006089</meta:creation-date>
    <dc:date>2026-01-31T21:21:58.169252312</dc:date>
    <meta:editing-duration>PT14M59S</meta:editing-duration>
    <meta:editing-cycles>2</meta:editing-cycles>
    <meta:generator>LibreOffice/25.8.4.2$Linux_X86_64 LibreOffice_project/580$Build-2</meta:generator>
    <meta:document-statistic meta:table-count="0" meta:image-count="0" meta:object-count="0" meta:page-count="4" meta:paragraph-count="11" meta:word-count="28" meta:character-count="195" meta:non-whitespace-character-count="178"/>
  </office:meta>
</office:document-meta>
</file>